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fo:font-weight="bold" style:font-weight-asian="bold" style:font-weight-complex="bold"/>
    </style:style>
    <style:style style:name="P6" style:family="paragraph" style:parent-style-name="Standard"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style:font-name-asian="Arial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illa para escenario específico</text:p>
      <text:p text:style-name="P4"><text:s/>de atributo de calidad</text:p>
      <text:p text:style-name="P3"/>
      <text:p text:style-name="P3">Requerimiento no funcional asociado: <text:span text:style-name="Strong_20_Emphasis"><text:span text:style-name="T1">Las peticiones del usuario deben ser resueltas en no más de 5 segundos.</text:span></text:span></text:p>
      <text:p text:style-name="P3"/>
      <text:p text:style-name="P3"/>
      <text:p text:style-name="P3">Categoría: Desempeño.</text:p>
      <text:p text:style-name="P3"/>
      <text:p text:style-name="P3"/>
      <text:p text:style-name="P3">Fuente del estímulo: Usuario final, administrador de torneo.</text:p>
      <text:p text:style-name="P3"/>
      <text:p text:style-name="P3"/>
      <text:p text:style-name="P3">Estímulo: (Stochastic events arrive). El usuario, administrador de torneo, desea calendarizar los distintos juegos del torneo. El sistema debería resolver la acción del usuario (Guardar fecha de encuentro, o eliminar fecha de encuentro) en no más de 5 segundos.</text:p>
      <text:p text:style-name="P3"/>
      <text:p text:style-name="P3"/>
      <text:p text:style-name="P3">Ambiente o contexto: (Normal mode) Etapa de calendarización del torneo.</text:p>
      <text:p text:style-name="P3"/>
      <text:p text:style-name="P3"/>
      <text:p text:style-name="P3">Artefacto: System, calendarización.</text:p>
      <text:p text:style-name="P3"/>
      <text:p text:style-name="P3"/>
      <text:p text:style-name="P3">Respuesta: El administrador del torneo, debe ver reflejada su acción en la pantalla en menos de 5 segundos, además del tiempo de actualización de pantalla.</text:p>
      <text:p text:style-name="P3"/>
      <text:p text:style-name="P3"/>
      <text:p text:style-name="P3">Medición de la respuesta: <text:s/>La respuesta se tomará según la latencia de la solicitud.</text:p>
      <text:p text:style-name="P3"/>
      <text:p text:style-name="P3"/>
      <text:p text:style-name="P3"/>
      <text:p text:style-name="P3">Este escenario se logrará mediante las siguientes tácticas:</text:p>
      <text:p text:style-name="P3"/>
      <text:p text:style-name="P5">Resource management</text:p>
      <text:p text:style-name="P5"/>
      <text:p text:style-name="P6">- <text:span text:style-name="T2">Increase available resources.</text:span></text:p>
      <text:p text:style-name="P5"/>
      <text:p text:style-name="P3">Realizando mejoras tanto en el software como en el hardware utilizado en el sistema, podemos reducir la latencia, que se genera de resolver una solicitu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MP2" style:family="paragraph" style:parent-style-name="Header">
      <style:text-properties style:font-name="Times New Roman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Lines and Boxes<text:tab/><text:tab/><text:date style:data-style-name="N37" text:date-value="2012-10-24T06:36:17.81" text:fixed="true">24/10/12</text:date></text:p>
        <text:p text:style-name="MP2">Elaborado por: Pablo Herrera C.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6:36:18.18</meta:creation-date>
    <meta:editing-duration>PT16M36S</meta:editing-duration>
    <meta:editing-cycles>8</meta:editing-cycles>
    <meta:generator>LibreOffice/3.5$Windows_x86 LibreOffice_project/dc9775d-05ecbee-0851ad3-1586698-727bf66</meta:generator>
    <dc:date>2012-10-24T09:48:21.81</dc:date>
    <meta:document-statistic meta:table-count="0" meta:image-count="0" meta:object-count="0" meta:page-count="1" meta:paragraph-count="16" meta:word-count="176" meta:character-count="1184" meta:non-whitespace-character-count="1020"/>
  </office:meta>
</office:document-meta>
</file>